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3008in"/>
    </style:style>
    <style:style style:name="co4" style:family="table-column">
      <style:table-column-properties fo:break-before="auto" style:column-width="0.7382in"/>
    </style:style>
    <style:style style:name="co5" style:family="table-column">
      <style:table-column-properties fo:break-before="auto" style:column-width="0.8217in"/>
    </style:style>
    <style:style style:name="co7" style:family="table-column">
      <style:table-column-properties fo:break-before="auto" style:column-width="1.1673in"/>
    </style:style>
    <style:style style:name="co8" style:family="table-column">
      <style:table-column-properties fo:break-before="auto" style:column-width="1.1299in"/>
    </style:style>
    <style:style style:name="co9" style:family="table-column">
      <style:table-column-properties fo:break-before="auto" style:column-width="0.2902in"/>
    </style:style>
    <style:style style:name="co10" style:family="table-column">
      <style:table-column-properties fo:break-before="auto" style:column-width="1.2264in"/>
    </style:style>
    <style:style style:name="co11" style:family="table-column">
      <style:table-column-properties fo:break-before="auto" style:column-width="1.061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036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color="#008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3" table:default-cell-style-name="Default"/>
        <table:table-column table:style-name="co4" table:default-cell-style-name="ce17"/>
        <table:table-column table:style-name="co3" table:default-cell-style-name="Default"/>
        <table:table-column table:style-name="co3" table:default-cell-style-name="ce14"/>
        <table:table-column table:style-name="co3" table:default-cell-style-name="Default"/>
        <table:table-column table:style-name="co5" table:default-cell-style-name="ce17"/>
        <table:table-column table:style-name="co3" table:default-cell-style-name="Default"/>
        <table:table-column table:style-name="co7" table:default-cell-style-name="ce14"/>
        <table:table-column table:style-name="co6" table:number-columns-repeated="2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6" table:default-cell-style-name="ce14"/>
        <table:table-column table:style-name="co3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ce14"/>
        <table:table-column table:style-name="co9" table:default-cell-style-name="Default"/>
        <table:table-column table:style-name="co11" table:default-cell-style-name="ce14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2" table:number-columns-repeated="11" table:default-cell-style-name="Default"/>
        <table:table-row table:style-name="ro1">
          <table:table-cell table:style-name="ce4" office:value-type="string">
            <text:p>Opcode (AT&amp;T)</text:p>
          </table:table-cell>
          <table:table-cell table:style-name="ce4"/>
          <table:table-cell table:style-name="ce4" office:value-type="string">
            <text:p>Prefix</text:p>
          </table:table-cell>
          <table:table-cell table:style-name="ce4"/>
          <table:table-cell table:style-name="ce15" office:value-type="string">
            <text:p>Opcode</text:p>
          </table:table-cell>
          <table:table-cell table:style-name="ce4"/>
          <table:table-cell table:style-name="ce4" office:value-type="string">
            <text:p>+r</text:p>
          </table:table-cell>
          <table:table-cell table:style-name="ce4"/>
          <table:table-cell table:style-name="ce15" office:value-type="string">
            <text:p>Reg Field</text:p>
          </table:table-cell>
          <table:table-cell table:style-name="ce4"/>
          <table:table-cell table:style-name="ce4" office:value-type="string">
            <text:p>Arg 1 (target)</text:p>
          </table:table-cell>
          <table:table-cell table:style-name="ce4" office:value-type="string">
            <text:p>Arg 2</text:p>
          </table:table-cell>
          <table:table-cell table:style-name="ce4" office:value-type="string">
            <text:p>Arg3</text:p>
          </table:table-cell>
          <table:table-cell table:style-name="ce4"/>
          <table:table-cell table:style-name="ce4" office:value-type="string">
            <text:p>Implicit Read</text:p>
          </table:table-cell>
          <table:table-cell table:style-name="ce14"/>
          <table:table-cell table:style-name="ce4" office:value-type="string">
            <text:p>Implicit Write</text:p>
          </table:table-cell>
          <table:table-cell table:style-name="ce14"/>
          <table:table-cell table:style-name="ce4" office:value-type="string">
            <text:p>Cond Read</text:p>
          </table:table-cell>
          <table:table-cell table:style-name="ce4"/>
          <table:table-cell table:style-name="ce4" office:value-type="string">
            <text:p>Cond Write</text:p>
          </table:table-cell>
          <table:table-cell table:style-name="ce4"/>
          <table:table-cell table:style-name="ce4" office:value-type="string">
            <text:p>Cond Undef</text:p>
          </table:table-cell>
          <table:table-cell table:style-name="ce4" table:number-columns-repeated="3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label_defn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4">
            <text:p>14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float" office:value="15">
            <text:p>15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0">
            <text:p>1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1">
            <text:p>1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2">
            <text:p>1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3">
            <text:p>1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2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4">
            <text:p>2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5">
            <text:p>2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0">
            <text:p>2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1">
            <text:p>2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2">
            <text:p>2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an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3">
            <text:p>2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f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c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l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rq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bd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table:style-name="ce15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 office:value-type="string">
            <text:p>O S A P C</text:p>
          </table:table-cell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office:value-type="string">
            <text:p>bswap</text:p>
          </table:table-cell>
          <table:table-cell table:style-name="ce4" office:value-type="string">
            <text:p>:</text:p>
          </table:table-cell>
          <table:table-cell table:style-name="ce4"/>
          <table:table-cell table:style-name="ce4" office:value-type="string">
            <text:p>:</text:p>
          </table:table-cell>
          <table:table-cell table:style-name="ce16" office:value-type="string">
            <text:p>0f c8</text:p>
          </table:table-cell>
          <table:table-cell table:style-name="ce4" office:value-type="string">
            <text:p>:</text:p>
          </table:table-cell>
          <table:table-cell table:style-name="ce13" office:value-type="string">
            <text:p>y</text:p>
          </table:table-cell>
          <table:table-cell table:style-name="ce4" office:value-type="string">
            <text:p>:</text:p>
          </table:table-cell>
          <table:table-cell table:style-name="ce16"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bt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BX RCX RDX RDI RSI RBP RSP</text:p>
          </table:table-cell>
          <table:table-cell table:style-name="ce4" office:value-type="string">
            <text:p>:</text:p>
          </table:table-cell>
          <table:table-cell office:value-type="string">
            <text:p>RAX RCX RDX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 O 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bt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w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tq</text:p>
          </table:table-cell>
          <table:table-cell table:style-name="ce4" office:value-type="string">
            <text:p>:</text:p>
          </table:table-cell>
          <table:table-cell office:value-type="float" office:value="48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9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l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cm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de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b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9 e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8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ST0 X</text:p>
          </table:table-cell>
          <table:table-cell office:value-type="string">
            <text:p>64 F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c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add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 c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F X</text:p>
          </table:table-cell>
          <table:table-cell office:value-type="string">
            <text:p>64 ST0 R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office:value-type="string">
            <text:p>TO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fiadd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office:value-type="string">
            <text:p>ST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hl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di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office:value-type="string">
            <text:p>16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office:value-type="string">
            <text:p>32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inc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inc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4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a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b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 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g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l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Z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n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8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jm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e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L R</text:p>
          </table:table-cell>
          <table:table-cell table:number-columns-repeated="2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l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lea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M N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leave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office:value-type="string">
            <text:p>RBP 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9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64 R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a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b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W</text:p>
          </table:table-cell>
          <table:table-cell office:value-type="string">
            <text:p>64 O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abs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O W</text:p>
          </table:table-cell>
          <table:table-cell office:value-type="string">
            <text:p>64 RAX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0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b8</text:p>
          </table:table-cell>
          <table:table-cell table:style-name="ce4" office:value-type="string">
            <text:p>:</text:p>
          </table:table-cell>
          <table:table-cell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W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 office:value-type="string">
            <text:p>16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32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6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7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 office:value-type="string">
            <text:p>128 S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8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ovzw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b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L</text:p>
          </table:table-cell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AX</text:p>
          </table:table-cell>
          <table:table-cell table:style-name="ce4" office:value-type="string">
            <text:p>:</text:p>
          </table:table-cell>
          <table:table-cell office:value-type="string">
            <text:p>AX 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EAX</text:p>
          </table:table-cell>
          <table:table-cell table:style-name="ce4" office:value-type="string">
            <text:p>:</text:p>
          </table:table-cell>
          <table:table-cell office:value-type="string">
            <text:p>EAX E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mu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AX</text:p>
          </table:table-cell>
          <table:table-cell table:style-name="ce4" office:value-type="string">
            <text:p>:</text:p>
          </table:table-cell>
          <table:table-cell office:value-type="string">
            <text:p>RAX RDX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C</text:p>
          </table:table-cell>
          <table:table-cell table:style-name="ce4" office:value-type="string">
            <text:p>:</text:p>
          </table:table-cell>
          <table:table-cell office:value-type="string">
            <text:p>S Z A P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eg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p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90">
            <text:p>9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no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no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2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15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3"/>
          <table:table-cell table:style-name="ce14"/>
          <table:table-cell/>
          <table:table-cell table:style-name="ce14"/>
          <table:table-cell/>
          <table:table-cell table:style-name="ce17"/>
          <table:table-cell table:number-columns-repeated="3"/>
          <table:table-cell table:style-name="ce14"/>
          <table:table-cell/>
          <table:table-cell table:style-name="ce14" table:number-columns-repeated="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1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b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c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d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f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X X</text:p>
          </table:table-cell>
          <table:table-cell office:value-type="string">
            <text:p>64 X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addq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4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38 4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mullw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d5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8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W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 table:style-name="Default"/>
          <table:table-cell table:style-name="ce4"/>
          <table:table-cell table:style-name="Default"/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w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W</text:p>
          </table:table-cell>
          <table:table-cell office:value-type="string">
            <text:p>16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15"/>
        </table:table-row>
        <table:table-row table:style-name="ro1">
          <table:table-cell office:value-type="string">
            <text:p>popcntl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W</text:p>
          </table:table-cell>
          <table:table-cell office:value-type="string">
            <text:p>32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opcntq</text:p>
          </table:table-cell>
          <table:table-cell table:style-name="ce4" office:value-type="string">
            <text:p>:</text:p>
          </table:table-cell>
          <table:table-cell office:value-type="string">
            <text:p>f3</text:p>
          </table:table-cell>
          <table:table-cell table:style-name="ce4" office:value-type="string">
            <text:p>:</text:p>
          </table:table-cell>
          <table:table-cell office:value-type="string">
            <text:p>0f b8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W</text:p>
          </table:table-cell>
          <table:table-cell office:value-type="string">
            <text:p>64 RM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50</text:p>
          </table:table-cell>
          <table:table-cell table:style-name="ce4" office:value-type="string">
            <text:p>:</text:p>
          </table:table-cell>
          <table:table-cell table:style-name="Default" office:value-type="string">
            <text:p>y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push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f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R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office:value-type="string">
            <text:p>RSP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re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3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hf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9e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number-columns-repeated="2"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number-columns-repeated="2"/>
          <table:table-cell table:style-name="Default"/>
          <table:table-cell table:style-name="ce4"/>
          <table:table-cell/>
          <table:table-cell table:style-name="ce4"/>
          <table:table-cell/>
          <table:table-cell table:style-name="ce4"/>
          <table:table-cell table:style-name="Default"/>
          <table:table-cell table:style-name="ce4"/>
          <table:table-cell/>
          <table:table-cell table:style-name="ce4"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a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7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4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0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d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/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1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3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8">
            <text:p>1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19">
            <text:p>1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b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C</text:p>
          </table:table-cell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l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a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X</text:p>
          </table:table-cell>
          <table:table-cell office:value-type="string">
            <text:p>8 CL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S Z P C</text:p>
          </table:table-cell>
          <table:table-cell table:style-name="ce4" office:value-type="string">
            <text:p>:</text:p>
          </table:table-cell>
          <table:table-cell office:value-type="string">
            <text:p>O 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hufpd</text:p>
          </table:table-cell>
          <table:table-cell table:style-name="ce4" office:value-type="string">
            <text:p>:</text:p>
          </table:table-cell>
          <table:table-cell office:value-type="float" office:value="66">
            <text:p>66</text:p>
          </table:table-cell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hufps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f c6</text:p>
          </table:table-cell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28 S X</text:p>
          </table:table-cell>
          <table:table-cell office:value-type="string">
            <text:p>128 SM R</text:p>
          </table:table-cell>
          <table:table-cell office:value-type="string">
            <text:p>8 I R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style-name="ce4" office:value-type="string">
            <text:p>:</text:p>
          </table:table-cell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c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d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5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8">
            <text:p>2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29">
            <text:p>2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a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sub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2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A P C</text:p>
          </table:table-cell>
          <table:table-cell table:style-name="ce4" office:value-type="string">
            <text:p>:</text:p>
          </table:table-cell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8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a9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6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f7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0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w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test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4">
            <text:p>34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AL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AX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E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5">
            <text:p>35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AX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0">
            <text:p>8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1">
            <text:p>8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32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83">
            <text:p>8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06</text:p>
          </table:table-cell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8 I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0">
            <text:p>30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M X</text:p>
          </table:table-cell>
          <table:table-cell office:value-type="string">
            <text:p>8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M X</text:p>
          </table:table-cell>
          <table:table-cell office:value-type="string">
            <text:p>16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M X</text:p>
          </table:table-cell>
          <table:table-cell office:value-type="string">
            <text:p>32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1">
            <text:p>31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M X</text:p>
          </table:table-cell>
          <table:table-cell office:value-type="string">
            <text:p>64 R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b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2">
            <text:p>32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8 R X</text:p>
          </table:table-cell>
          <table:table-cell office:value-type="string">
            <text:p>8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w</text:p>
          </table:table-cell>
          <table:table-cell table:style-name="ce4" office:value-type="string">
            <text:p>:</text:p>
          </table:table-cell>
          <table:table-cell table:style-name="ce13"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16 R X</text:p>
          </table:table-cell>
          <table:table-cell office:value-type="string">
            <text:p>16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l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32 R X</text:p>
          </table:table-cell>
          <table:table-cell office:value-type="string">
            <text:p>32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office:value-type="string">
            <text:p>xorq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float" office:value="33">
            <text:p>33</text:p>
          </table:table-cell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64 R X</text:p>
          </table:table-cell>
          <table:table-cell office:value-type="string">
            <text:p>64 RM R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/>
          <table:table-cell table:style-name="ce4" office:value-type="string">
            <text:p>:</text:p>
          </table:table-cell>
          <table:table-cell office:value-type="string">
            <text:p>O S Z P C</text:p>
          </table:table-cell>
          <table:table-cell table:style-name="ce4" office:value-type="string">
            <text:p>:</text:p>
          </table:table-cell>
          <table:table-cell office:value-type="string">
            <text:p>A</text:p>
          </table:table-cell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2"/>
        </table:table-row>
        <table:table-row table:style-name="ro1" table:number-rows-repeated="6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 table:style-name="ce5"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7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style-name="ce26"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110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3">
          <table:table-cell/>
          <table:table-cell table:style-name="ce7" table:number-columns-repeated="3"/>
          <table:table-cell table:style-name="ce19"/>
          <table:table-cell table:style-name="ce7" table:number-columns-repeated="3"/>
          <table:table-cell table:style-name="ce19"/>
          <table:table-cell table:style-name="ce7"/>
          <table:table-cell table:style-name="ce24" table:number-columns-repeated="3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 table:style-name="ce24"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7"/>
          <table:table-cell table:number-columns-repeated="12"/>
        </table:table-row>
        <table:table-row table:style-name="ro1" table:number-rows-repeated="7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48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8" table:number-columns-repeated="3"/>
          <table:table-cell table:style-name="ce20"/>
          <table:table-cell table:style-name="ce8" table:number-columns-repeated="3"/>
          <table:table-cell table:style-name="ce20"/>
          <table:table-cell table:style-name="ce8"/>
          <table:table-cell table:style-name="ce25" table:number-columns-repeated="3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5"/>
          <table:table-cell table:style-name="ce8"/>
          <table:table-cell table:style-name="ce24"/>
          <table:table-cell table:style-name="ce8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8"/>
          <table:table-cell table:number-columns-repeated="12"/>
        </table:table-row>
        <table:table-row table:style-name="ro1" table:number-rows-repeated="12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/>
          <table:table-cell table:style-name="ce27"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3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4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6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30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2"/>
          <table:table-cell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3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style-name="ce23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6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6" table:number-columns-repeated="3"/>
          <table:table-cell table:style-name="ce18"/>
          <table:table-cell table:style-name="ce6" table:number-columns-repeated="3"/>
          <table:table-cell table:style-name="ce18"/>
          <table:table-cell table:style-name="ce6"/>
          <table:table-cell table:style-name="ce23" table:number-columns-repeated="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 table:style-name="ce23"/>
          <table:table-cell table:style-name="ce6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6"/>
          <table:table-cell table:number-columns-repeated="12"/>
        </table:table-row>
        <table:table-row table:style-name="ro1" table:number-rows-repeated="19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1" table:number-columns-repeated="3"/>
          <table:table-cell table:style-name="ce22"/>
          <table:table-cell table:style-name="ce11" table:number-columns-repeated="3"/>
          <table:table-cell table:style-name="ce22"/>
          <table:table-cell table:style-name="ce11"/>
          <table:table-cell table:style-name="ce27"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87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>
          <table:table-cell/>
          <table:table-cell table:style-name="ce10" table:number-columns-repeated="3"/>
          <table:table-cell table:style-name="ce21"/>
          <table:table-cell table:style-name="ce10" table:number-columns-repeated="3"/>
          <table:table-cell table:style-name="ce21"/>
          <table:table-cell table:style-name="ce10"/>
          <table:table-cell table:style-name="ce26" table:number-columns-repeated="2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645">
          <table:table-cell/>
          <table:table-cell table:style-name="ce4" table:number-columns-repeated="3"/>
          <table:table-cell table:style-name="ce15"/>
          <table:table-cell table:style-name="ce4" table:number-columns-repeated="3"/>
          <table:table-cell table:style-name="ce15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 table:number-columns-repeated="25"/>
          <table:table-cell table:style-name="ce4"/>
          <table:table-cell table:number-columns-repeated="12"/>
        </table:table-row>
        <table:table-row table:style-name="ro1" table:number-rows-repeated="1044455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12"/>
        <table:table-column table:style-name="co6" table:default-cell-style-name="ce1"/>
        <table:table-column table:style-name="co6" table:number-columns-repeated="3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default-cell-style-name="ce1"/>
        <table:table-column table:style-name="co6" table:default-cell-style-name="ce9"/>
        <table:table-column table:style-name="co6" table:number-columns-repeated="2" table:default-cell-style-name="Default"/>
        <table:table-column table:style-name="co6" table:default-cell-style-name="ce1"/>
        <table:table-row table:style-name="ro3">
          <table:table-cell table:number-columns-repeated="26"/>
        </table:table-row>
        <table:table-row table:style-name="ro2">
          <table:table-cell office:value-type="string">
            <text:p>j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E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rcx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e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 office:value-type="string">
            <text:p>RCX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3">
          <table:table-cell office:value-type="string">
            <text:p>j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6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a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2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b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7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 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3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g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c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d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l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f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 S 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1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9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n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5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0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e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a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po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b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P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8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S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2">
          <table:table-cell office:value-type="string">
            <text:p>j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0f 74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8 L R</text:p>
          </table:table-cell>
          <table:table-cell table:number-columns-repeated="2"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office:value-type="string">
            <text:p>Z</text:p>
          </table:table-cell>
          <table:table-cell office:value-type="string">
            <text:p>:</text:p>
          </table:table-cell>
          <table:table-cell/>
          <table:table-cell office:value-type="string">
            <text:p>: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Sheet3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2-02-24T19:26:55</meta:creation-date>
    <meta:generator>LibreOffice/3.5$Linux_X86_64 LibreOffice_project/350m1$Build-2</meta:generator>
    <dc:date>2012-10-11T01:11:46</dc:date>
    <meta:editing-duration>P4DT7H47M45S</meta:editing-duration>
    <meta:editing-cycles>236</meta:editing-cycles>
    <dc:creator>Berkeley Churchill</dc:creator>
    <meta:document-statistic meta:table-count="3" meta:cell-count="6226" meta:object-count="0"/>
  </office:meta>
</office:document-meta>
</file>